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style:font-name="Arial Black"/>
    </style:style>
    <style:style style:name="P2" style:family="paragraph">
      <style:paragraph-properties fo:margin-left="0cm" fo:margin-right="0cm" fo:text-align="center" fo:text-indent="0cm"/>
      <style:text-properties style:font-name="Arial Black" fo:font-size="60pt" fo:font-weight="bold"/>
    </style:style>
    <style:style style:name="P3" style:family="paragraph">
      <style:paragraph-properties fo:margin-left="0.6cm" fo:margin-right="0cm" fo:text-indent="0cm"/>
      <style:text-properties fo:font-size="20pt"/>
    </style:style>
    <style:style style:name="T1" style:family="text">
      <style:text-properties style:font-name="Arial Black"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To Pan – To Pan</text:span><text:span text:style-name="T1"><text:line-break/></text:span><text:span text:style-name="T1">On tu jest – On tu jest</text:span><text:span text:style-name="T1"><text:line-break/></text:span><text:span text:style-name="T1">pośród nas – pośród nas,</text:span><text:span text:style-name="T1"><text:line-break/></text:span><text:span text:style-name="T1">króluje nad nami /x2</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title" presentation:user-transformed="true">
          <draw:text-box>
            <text:p text:style-name="P1"><text:span text:style-name="T1">W Twoim ręku</text:span><text:span text:style-name="T1"><text:line-break/></text:span><text:span text:style-name="T1">jest nasze zbawienie</text:span><text:span text:style-name="T1"><text:line-break/></text:span><text:span text:style-name="T1">w Twoim ręku</text:span><text:span text:style-name="T1"><text:line-break/></text:span><text:span text:style-name="T1">jest nasze zbawienie /x2</text:span></text:p>
          </draw:text-box>
        </draw:frame>
        <presentation:notes draw:style-name="dp2">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0:49:13</meta:creation-date>
    <dc:date>2013-12-08T21:35:15.995000000</dc:date>
    <dc:language>en-US</dc:language>
    <meta:editing-cycles>7</meta:editing-cycles>
    <meta:editing-duration>PT11M48S</meta:editing-duration>
    <meta:document-statistic meta:object-count="21"/>
    <meta:user-defined meta:name="Info 1"/>
    <meta:user-defined meta:name="Info 2"/>
    <meta:user-defined meta:name="Info 3"/>
    <meta:user-defined meta:name="Info 4"/>
  </office:meta>
</office:document-meta>
</file>